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666699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666699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3cm" fo:min-width="0.476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75cm" fo:min-width="10.476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0066" draw:textarea-horizontal-align="right" draw:textarea-vertical-align="top" draw:auto-grow-height="true" fo:min-height="0cm" fo:min-width="0cm" fo:padding-top="0cm" fo:padding-bottom="0cm" fo:padding-left="0.25cm" fo:padding-right="0.25cm" fo:wrap-option="wrap" draw:shadow="hidden" draw:shadow-color="#666699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23cm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8cm"/>
    </style:style>
    <style:style style:name="P1" style:family="paragraph">
      <style:paragraph-properties fo:margin-left="0cm" fo:margin-right="0cm" fo:line-height="100%" fo:text-align="center" fo:text-indent="0cm"/>
      <style:text-properties fo:font-size="10.5pt"/>
    </style:style>
    <style:style style:name="P2" style:family="paragraph">
      <loext:graphic-properties draw:fill="solid" draw:fill-color="#ffcc99"/>
      <style:paragraph-properties fo:margin-left="0cm" fo:margin-right="0cm" fo:line-height="100%" fo:text-align="center" fo:text-indent="0cm" style:writing-mode="lr-tb"/>
      <style:text-properties fo:font-size="10.5pt" style:font-size-asian="12pt" style:font-size-complex="12pt"/>
    </style:style>
    <style:style style:name="P3" style:family="paragraph">
      <loext:graphic-properties draw:fill="solid" draw:fill-color="#ffffcc"/>
      <style:paragraph-properties fo:margin-left="0cm" fo:margin-right="0cm" fo:line-height="100%" fo:text-align="center" fo:text-indent="0cm" style:writing-mode="lr-tb"/>
      <style:text-properties fo:font-size="10.5pt" style:font-size-asian="12pt" style:font-size-complex="12pt"/>
    </style:style>
    <style:style style:name="P4" style:family="paragraph">
      <style:paragraph-properties fo:margin-left="0cm" fo:margin-right="0cm" fo:text-indent="0cm">
        <style:tab-stops>
          <style:tab-stop style:position="6.085cm"/>
        </style:tab-stops>
      </style:paragraph-properties>
      <style:text-properties fo:font-size="10.5pt"/>
    </style:style>
    <style:style style:name="P5" style:family="paragraph">
      <loext:graphic-properties draw:fill="none" draw:fill-color="#ffffff"/>
      <style:paragraph-properties fo:margin-left="0cm" fo:margin-right="0cm" fo:text-indent="0cm">
        <style:tab-stops>
          <style:tab-stop style:position="6.085cm"/>
        </style:tab-stops>
      </style:paragraph-properties>
      <style:text-properties style:font-name="Liberation Sans1" fo:font-size="10.5pt" style:font-size-asian="12pt" style:font-size-complex="12pt"/>
    </style:style>
    <style:style style:name="P6" style:family="paragraph">
      <style:paragraph-properties fo:margin-left="0cm" fo:margin-right="0cm" style:line-spacing="0cm" fo:text-align="end" fo:text-indent="0cm">
        <style:tab-stops>
          <style:tab-stop style:position="6.085cm"/>
        </style:tab-stops>
      </style:paragraph-properties>
      <style:text-properties fo:font-size="10.5pt"/>
    </style:style>
    <style:style style:name="P7" style:family="paragraph">
      <loext:graphic-properties draw:fill="none" draw:fill-color="#ffffff"/>
      <style:paragraph-properties fo:margin-left="0cm" fo:margin-right="0cm" style:line-spacing="0cm" fo:text-align="end" fo:text-indent="0cm">
        <style:tab-stops>
          <style:tab-stop style:position="6.085cm"/>
        </style:tab-stops>
      </style:paragraph-properties>
      <style:text-properties style:font-name="Liberation Sans1" fo:font-size="10.5pt" style:font-size-asian="12pt" style:font-size-complex="1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style:font-name="Arial1" fo:font-size="11pt" fo:font-weight="normal" style:font-size-asian="12pt" style:font-size-complex="12pt"/>
    </style:style>
    <style:style style:name="P10" style:family="paragraph">
      <style:paragraph-properties fo:margin-left="0cm" fo:margin-right="0cm" fo:text-align="start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1" fo:font-size="11pt" fo:font-weight="normal" style:font-size-asian="18pt" style:font-size-complex="18pt"/>
    </style:style>
    <style:style style:name="P12" style:family="paragraph">
      <loext:graphic-properties draw:fill="solid" draw:fill-color="#ffffff"/>
      <style:paragraph-properties fo:margin-left="0cm" fo:margin-right="0cm" fo:text-indent="0cm"/>
      <style:text-properties style:font-name="Arial1" fo:font-size="11pt" fo:font-weight="normal" style:font-size-asian="12pt" style:font-size-complex="12pt"/>
    </style:style>
    <style:style style:name="P13" style:family="paragraph">
      <style:paragraph-properties fo:margin-left="0cm" fo:margin-right="0cm" fo:text-indent="0cm"/>
      <style:text-properties style:font-name="Arial1" fo:font-size="11pt" fo:font-weight="normal" style:font-size-asian="11pt" style:font-size-complex="12pt"/>
    </style:style>
    <style:style style:name="P14" style:family="paragraph">
      <style:paragraph-properties fo:margin-left="0cm" fo:margin-right="0cm" fo:line-height="100%" fo:text-align="end" fo:text-indent="0cm"/>
    </style:style>
    <style:style style:name="P15" style:family="paragraph">
      <loext:graphic-properties draw:fill="none" draw:fill-color="#ff0066"/>
      <style:paragraph-properties fo:margin-left="0cm" fo:margin-right="0cm" fo:line-height="100%" fo:text-align="end" fo:text-indent="0cm"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1pt"/>
    </style:style>
    <style:style style:name="P17" style:family="paragraph">
      <loext:graphic-properties draw:fill="solid" draw:fill-color="#ffffff"/>
      <style:paragraph-properties fo:margin-left="0cm" fo:margin-right="0cm" fo:text-indent="0cm"/>
      <style:text-properties style:font-name="Arial1" fo:font-size="12pt" fo:font-weight="normal" style:font-size-asian="12pt" style:font-size-complex="12pt"/>
    </style:style>
    <style:style style:name="P18" style:family="paragraph">
      <style:paragraph-properties fo:margin-left="0cm" fo:margin-right="0cm" style:line-spacing="0.02cm" fo:text-align="end" fo:text-indent="0cm">
        <style:tab-stops>
          <style:tab-stop style:position="6.085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style:line-spacing="0.02cm" fo:text-align="end" fo:text-indent="0cm">
        <style:tab-stops>
          <style:tab-stop style:position="6.085cm"/>
        </style:tab-stops>
      </style:paragraph-properties>
      <style:text-properties style:font-name="Liberation Sans1" fo:font-size="12pt" style:font-size-asian="12pt" style:font-size-complex="12pt"/>
    </style:style>
    <style:style style:name="T1" style:family="text">
      <style:text-properties style:font-name="Arial" fo:language="pt" fo:country="PT" style:font-size-asian="12pt" style:font-size-complex="12pt"/>
    </style:style>
    <style:style style:name="T2" style:family="text">
      <style:text-properties style:font-name="Liberation Sans1" fo:font-size="10.5pt" style:font-size-asian="12pt" style:font-size-complex="12pt"/>
    </style:style>
    <style:style style:name="T3" style:family="text">
      <style:text-properties style:font-name="Liberation Sans1" style:font-size-asian="12pt" style:font-size-complex="12pt"/>
    </style:style>
    <style:style style:name="T4" style:family="text">
      <style:text-properties style:font-name="Arial1" fo:font-size="11pt" fo:font-weight="normal" style:font-size-asian="12pt" style:font-size-complex="12pt"/>
    </style:style>
    <style:style style:name="T5" style:family="text">
      <style:text-properties style:font-name="Arial1" fo:font-size="11pt" fo:font-weight="normal" style:font-size-asian="18pt" style:font-size-complex="18pt"/>
    </style:style>
    <style:style style:name="T6" style:family="text">
      <style:text-properties style:font-name="Arial" fo:font-size="10pt" fo:language="pt" fo:country="PT" style:font-size-asian="10pt" style:font-size-complex="10pt"/>
    </style:style>
    <style:style style:name="T7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cm" svg:height="0.5cm" svg:x="6.9cm" svg:y="11.9cm">
          <text:p text:style-name="P1"><text:span text:style-name="T1">SPS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0.5cm" svg:x="6.9cm" svg:y="9.8cm">
          <text:p text:style-name="P1"><text:span text:style-name="T1">R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2.8cm">
          <text:p text:style-name="P1"><text:span text:style-name="T1">R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3.3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4.3cm">
          <text:p text:style-name="P1"><text:span text:style-name="T1">R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3.8cm">
          <text:p text:style-name="P1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4.8cm">
          <text:p text:style-name="P1"><text:span text:style-name="T1">R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5.8cm">
          <text:p text:style-name="P1"><text:span text:style-name="T1">R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5.3cm">
          <text:p text:style-name="P1"><text:span text:style-name="T1">R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6.3cm">
          <text:p text:style-name="P1"><text:span text:style-name="T1">R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6.8cm">
          <text:p text:style-name="P1"><text:span text:style-name="T1">R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7.3cm">
          <text:p text:style-name="P1"><text:span text:style-name="T1">R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7.8cm">
          <text:p text:style-name="P1"><text:span text:style-name="T1">R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8.3cm">
          <text:p text:style-name="P1"><text:span text:style-name="T1">R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8.8cm">
          <text:p text:style-name="P1"><text:span text:style-name="T1">R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9.8cm">
          <text:p text:style-name="P1"><text:span text:style-name="T1">R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9.3cm">
          <text:p text:style-name="P1"><text:span text:style-name="T1">R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10.303cm">
          <text:p text:style-name="P1"><text:span text:style-name="T1">R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0.5cm" svg:x="3.7cm" svg:y="11.1cm">
          <text:p text:style-name="P1"><text:span text:style-name="T1">CPSR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523cm" svg:height="1.199cm" svg:x="3.377cm" svg:y="12.8cm">
          <draw:text-box>
            <text:p text:style-name="P4"><text:span text:style-name="T2">normal mode <text:s text:c="5"/>interrupt mode</text:span></text:p>
            <text:p text:style-name="P4"><text:span text:style-name="T2"><text:s text:c="6"/></text:span><text:span text:style-name="T2">M = 0 <text:s text:c="17"/>M = 1</text:span></text:p>
          </draw:text-box>
        </draw:frame>
        <draw:frame draw:style-name="gr4" draw:text-style-name="P7" draw:layer="layout" svg:width="1.014cm" svg:height="1.713cm" svg:x="2.324cm" svg:y="9.2cm">
          <draw:text-box>
            <text:p text:style-name="P6"><text:span text:style-name="T3">SP</text:span></text:p>
            <text:p text:style-name="P6"><text:span text:style-name="T3">LR</text:span></text:p>
            <text:p text:style-name="P6"><text:span text:style-name="T3">PC</text:span></text:p>
          </draw:text-box>
        </draw:frame>
        <draw:rect draw:style-name="gr5" draw:text-style-name="P9" draw:layer="layout" svg:width="0.54cm" svg:height="0.5cm" svg:x="16.84cm" svg:y="16.5cm">
          <text:p text:style-name="P8"><text:span text:style-name="T4">N</text:span></text:p>
        </draw:rect>
        <draw:frame draw:style-name="gr6" draw:text-style-name="P11" draw:layer="layout" svg:width="9.5cm" svg:height="0.725cm" svg:x="9.6cm" svg:y="15.775cm">
          <draw:text-box>
            <text:p text:style-name="P10"><text:span text:style-name="T5">15 <text:s text:c="39"/>7 <text:s text:c="2"/>6 <text:s text:c="2"/>5 <text:s text:c="2"/>4 <text:s text:c="2"/>3 <text:s text:c="2"/>2 <text:s text:c="2"/>1 <text:s text:c="2"/>0</text:span></text:p>
          </draw:text-box>
        </draw:frame>
        <draw:rect draw:style-name="gr5" draw:text-style-name="P9" draw:layer="layout" svg:width="0.54cm" svg:height="0.5cm" svg:x="18.46cm" svg:y="16.5cm">
          <text:p text:style-name="P8"><text:span text:style-name="T4">Z</text:span></text:p>
        </draw:rect>
        <draw:rect draw:style-name="gr5" draw:text-style-name="P9" draw:layer="layout" svg:width="0.54cm" svg:height="0.5cm" svg:x="17.92cm" svg:y="16.5cm">
          <text:p text:style-name="P8"><text:span text:style-name="T4">C</text:span></text:p>
        </draw:rect>
        <draw:rect draw:style-name="gr5" draw:text-style-name="P9" draw:layer="layout" svg:width="0.54cm" svg:height="0.5cm" svg:x="17.38cm" svg:y="16.5cm">
          <text:p text:style-name="P8"><text:span text:style-name="T4">V</text:span></text:p>
        </draw:rect>
        <draw:rect draw:style-name="gr7" draw:text-style-name="P12" draw:layer="layout" svg:width="5.76cm" svg:height="0.5cm" svg:x="10cm" svg:y="16.5cm">
          <text:p text:style-name="P8"><text:span text:style-name="T4">unused</text:span></text:p>
        </draw:rect>
        <draw:rect draw:style-name="gr5" draw:text-style-name="P9" draw:layer="layout" svg:width="0.54cm" svg:height="0.5cm" svg:x="16.3cm" svg:y="16.5cm">
          <text:p text:style-name="P8"><text:span text:style-name="T4">I</text:span></text:p>
        </draw:rect>
        <draw:rect draw:style-name="gr5" draw:text-style-name="P13" draw:layer="layout" svg:width="0.54cm" svg:height="0.5cm" svg:x="15.76cm" svg:y="16.5cm">
          <text:p text:style-name="P8"><text:span text:style-name="T4">M</text:span></text:p>
        </draw:rect>
        <draw:custom-shape draw:style-name="gr8" draw:text-style-name="P15" draw:layer="layout" svg:width="4.2cm" svg:height="2.365cm" svg:x="10.9cm" svg:y="17.2cm">
          <text:p text:style-name="P14"><text:span text:style-name="T6">Mode</text:span></text:p>
          <text:p text:style-name="P14"><text:span text:style-name="T6">Interrupt enable</text:span></text:p>
          <text:p text:style-name="P14"><text:span text:style-name="T6">Negative</text:span></text:p>
          <text:p text:style-name="P14"><text:span text:style-name="T6">Overflow</text:span></text:p>
          <text:p text:style-name="P14"><text:span text:style-name="T6">Carry / Borrow</text:span></text:p>
          <text:p text:style-name="P14"><text:span text:style-name="T6">Zero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text-style-name="P16" draw:layer="layout" svg:x1="16cm" svg:y1="17cm" svg:x2="16cm" svg:y2="17.4cm">
          <text:p/>
        </draw:line>
        <draw:line draw:style-name="gr9" draw:text-style-name="P16" draw:layer="layout" svg:x1="15.1cm" svg:y1="17.4cm" svg:x2="16cm" svg:y2="17.4cm">
          <text:p/>
        </draw:line>
        <draw:line draw:style-name="gr9" draw:text-style-name="P16" draw:layer="layout" svg:x1="16.6cm" svg:y1="17cm" svg:x2="16.6cm" svg:y2="17.8cm">
          <text:p/>
        </draw:line>
        <draw:line draw:style-name="gr9" draw:text-style-name="P16" draw:layer="layout" svg:x1="17.1cm" svg:y1="17cm" svg:x2="17.1cm" svg:y2="18.2cm">
          <text:p/>
        </draw:line>
        <draw:line draw:style-name="gr9" draw:text-style-name="P16" draw:layer="layout" svg:x1="15.1cm" svg:y1="17.8cm" svg:x2="16.6cm" svg:y2="17.8cm">
          <text:p/>
        </draw:line>
        <draw:line draw:style-name="gr9" draw:text-style-name="P16" draw:layer="layout" svg:x1="15.1cm" svg:y1="18.2cm" svg:x2="17.1cm" svg:y2="18.2cm">
          <text:p/>
        </draw:line>
        <draw:line draw:style-name="gr9" draw:text-style-name="P16" draw:layer="layout" svg:x1="17.7cm" svg:y1="17cm" svg:x2="17.7cm" svg:y2="18.6cm">
          <text:p/>
        </draw:line>
        <draw:line draw:style-name="gr9" draw:text-style-name="P16" draw:layer="layout" svg:x1="15.1cm" svg:y1="18.6cm" svg:x2="17.7cm" svg:y2="18.6cm">
          <text:p/>
        </draw:line>
        <draw:line draw:style-name="gr9" draw:text-style-name="P16" draw:layer="layout" svg:x1="18.2cm" svg:y1="17cm" svg:x2="18.2cm" svg:y2="19cm">
          <text:p/>
        </draw:line>
        <draw:line draw:style-name="gr9" draw:text-style-name="P16" draw:layer="layout" svg:x1="18.7cm" svg:y1="17cm" svg:x2="18.7cm" svg:y2="19.4cm">
          <text:p/>
        </draw:line>
        <draw:line draw:style-name="gr9" draw:text-style-name="P16" draw:layer="layout" svg:x1="15.1cm" svg:y1="19cm" svg:x2="18.2cm" svg:y2="19cm">
          <text:p/>
        </draw:line>
        <draw:line draw:style-name="gr9" draw:text-style-name="P16" draw:layer="layout" svg:x1="15.1cm" svg:y1="19.4cm" svg:x2="18.7cm" svg:y2="19.4cm">
          <text:p/>
        </draw:line>
        <draw:frame draw:style-name="gr10" draw:text-style-name="P5" draw:layer="layout" svg:width="3.723cm" svg:height="0.725cm" svg:x="3.4cm" svg:y="2.075cm">
          <draw:text-box>
            <text:p text:style-name="P4"><text:span text:style-name="T3">15 <text:s text:c="19"/>0</text:span></text:p>
          </draw:text-box>
        </draw:frame>
        <draw:rect draw:style-name="gr11" draw:text-style-name="P17" draw:layer="layout" svg:width="0.6cm" svg:height="0.6cm" svg:x="17.4cm" svg:y="12.4cm">
          <text:p/>
        </draw:rect>
        <draw:frame draw:style-name="gr12" draw:text-style-name="P19" draw:layer="layout" svg:width="1.586cm" svg:height="0.8cm" svg:x="9.914cm" svg:y="17.1cm">
          <draw:text-box>
            <text:p text:style-name="P18"><text:span text:style-name="T7">xPS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Ezequiel Conde</meta:initial-creator>
    <meta:creation-date>2008-09-23T17:58:34</meta:creation-date>
    <dc:date>2019-03-13T14:17:20.058970937</dc:date>
    <meta:editing-cycles>25</meta:editing-cycles>
    <meta:editing-duration>P1DT13H48M23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